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segoe ui', Roboto,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29303b" style:font-name="sf pro text" fo:font-size="27pt" fo:letter-spacing="normal" fo:font-style="normal" fo:font-weight="normal"/>
    </style:style>
    <style:style style:name="P2" style:family="paragraph" style:parent-style-name="Text_20_body">
      <style:paragraph-properties fo:margin-left="0cm" fo:margin-right="0cm" fo:margin-top="0cm" fo:margin-bottom="0.529cm" loext:contextual-spacing="false" fo:orphans="2" fo:widows="2" fo:text-indent="0cm" style:auto-text-indent="false"/>
    </style:style>
    <style:style style:name="P3" style:family="paragraph" style:parent-style-name="Text_20_body" style:list-style-name="L1">
      <style:paragraph-properties fo:margin-left="0cm" fo:margin-right="0cm" fo:margin-top="0cm" fo:margin-bottom="0.529cm" loext:contextual-spacing="false" fo:orphans="2" fo:widows="2" fo:text-indent="0cm" style:auto-text-indent="false" fo:padding="0cm" fo:border="none"/>
      <style:text-properties fo:font-variant="normal" fo:text-transform="none" fo:color="#29303b" style:font-name="sf pro text" fo:font-size="13.5pt" fo:letter-spacing="normal" fo:font-style="normal" fo:font-weight="normal" loext:padding="0cm" loext:border="none"/>
    </style:style>
    <style:style style:name="P4" style:family="paragraph" style:parent-style-name="Text_20_body" style:list-style-name="L1">
      <style:paragraph-properties fo:margin-left="0cm" fo:margin-right="0cm" fo:margin-top="0cm" fo:margin-bottom="0.529cm" loext:contextual-spacing="false" fo:orphans="2" fo:widows="2" fo:text-indent="0cm" style:auto-text-indent="false" fo:padding="0cm" fo:border="none"/>
    </style:style>
    <style:style style:name="P5" style:family="paragraph" style:parent-style-name="Text_20_body" style:list-style-name="L2">
      <style:paragraph-properties fo:margin-left="0cm" fo:margin-right="0cm" fo:margin-top="0cm" fo:margin-bottom="0.529cm" loext:contextual-spacing="false" fo:orphans="2" fo:widows="2" fo:text-indent="0cm" style:auto-text-indent="false" fo:padding="0cm" fo:border="none"/>
    </style:style>
    <style:style style:name="T1" style:family="text">
      <style:text-properties fo:font-variant="normal" fo:text-transform="none" fo:color="#29303b" style:font-name="sf pro text" fo:font-size="13.5pt" fo:letter-spacing="normal" fo:font-style="normal" fo:font-weight="bold" loext:padding="0cm" loext:border="none"/>
    </style:style>
    <style:style style:name="T2" style:family="text">
      <style:text-properties fo:font-variant="normal" fo:text-transform="none" fo:color="#29303b" style:font-name="sf pro text" fo:font-size="13.5pt" fo:letter-spacing="normal" fo:font-style="normal" fo:font-weight="normal" loext:padding="0cm" loext:border="none"/>
    </style:style>
    <style:style style:name="T3" style:family="text">
      <style:text-properties fo:font-variant="normal" fo:text-transform="none" fo:color="#ec5252" style:font-name="sfmono-regular" fo:font-size="12pt" fo:letter-spacing="normal" fo:font-style="normal" fo:font-weight="normal" fo:background-color="#f2f3f5" loext:char-shading-value="0" loext:padding-left="0.106cm" loext:padding-right="0.106cm" loext:padding-top="0.053cm" loext:padding-bottom="0.053cm" loext:border="0.06pt solid #dedfe0"/>
    </style:style>
    <style:style style:name="T4" style:family="text">
      <style:text-properties fo:font-variant="normal" fo:text-transform="none" fo:color="#ec5252" style:font-name="sfmono-regular" fo:font-size="12pt" fo:letter-spacing="normal" fo:font-style="normal" fo:font-weight="bold" fo:background-color="#f2f3f5" loext:char-shading-value="0" loext:padding-left="0.106cm" loext:padding-right="0.106cm" loext:padding-top="0.053cm" loext:padding-bottom="0.053cm" loext:border="0.06pt solid #dedfe0"/>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vironment Setup - Node JS</text:p>
      <text:p text:style-name="P2"><text:span text:style-name="Strong_20_Emphasis"><text:span text:style-name="T1">To work with Angular on our local machines, Node JS must be installed.</text:span></text:span></text:p>
      <text:p text:style-name="P2"><text:span text:style-name="Strong_20_Emphasis"><text:span text:style-name="T1">To check if you have Node already installed, open up a terminal window and run </text:span></text:span><text:span text:style-name="Source_20_Text"><text:span text:style-name="Strong_20_Emphasis"><text:span text:style-name="T4">node -v</text:span></text:span></text:span></text:p>
      <text:list xml:id="list2744424974" text:style-name="L2">
        <text:list-item>
          <text:p text:style-name="P5"><text:span text:style-name="T2">If you see a number </text:span><text:span text:style-name="Strong_20_Emphasis"><text:span text:style-name="T1">greater or equal to 10.9.0</text:span></text:span><text:span text:style-name="T2"> printed out, you are good to go!  Continue on to the next lecture</text:span></text:p>
        </text:list-item>
        <text:list-item>
          <text:p text:style-name="P5"><text:span text:style-name="T2">If you see a number </text:span><text:span text:style-name="Strong_20_Emphasis"><text:span text:style-name="T1">less than 10.9.0,</text:span></text:span><text:span text:style-name="T2"> you need to update Node JS.  You can do so by downloading an installer here and running it: </text:span><text:a xlink:type="simple" xlink:href="https://nodejs.org/en/download/" office:target-frame-name="_blank" xlink:show="new" text:style-name="Internet_20_link" text:visited-style-name="Visited_20_Internet_20_Link"><text:span text:style-name="T5">https://nodejs.org/en/download/</text:span></text:a></text:p>
        </text:list-item>
        <text:list-item>
          <text:p text:style-name="P5"><text:span text:style-name="Strong_20_Emphasis"><text:span text:style-name="T1">If you get an error message,</text:span></text:span><text:span text:style-name="T2"> you need to download and install Node JS.  You can do so by downloading an installer here and running it: </text:span><text:a xlink:type="simple" xlink:href="https://nodejs.org/en/download/" office:target-frame-name="_blank" xlink:show="new" text:style-name="Internet_20_link" text:visited-style-name="Visited_20_Internet_20_Link"><text:span text:style-name="T5">https://nodejs.org/en/download/</text:span></text:a></text:p>
        </text:list-item>
      </text:list>
      <text:p text:style-name="P1"/>
      <text:p text:style-name="P1">Environment Setup - Angular CLI</text:p>
      <text:p text:style-name="P2"><text:span text:style-name="Strong_20_Emphasis"><text:span text:style-name="T1">To generate a new Angular project, we need to install the Angular CLI.</text:span></text:span></text:p>
      <text:p text:style-name="P2"><text:span text:style-name="Strong_20_Emphasis"><text:span text:style-name="T1">You can do so by running </text:span></text:span><text:span text:style-name="Source_20_Text"><text:span text:style-name="T3">npm install -g @angular/cli</text:span></text:span></text:p>
      <text:list xml:id="list1897783010" text:style-name="L1">
        <text:list-item>
          <text:p text:style-name="P4"><text:span text:style-name="T2">Did you run this command and everything </text:span><text:span text:style-name="Strong_20_Emphasis"><text:span text:style-name="T1">appeared to work ok</text:span></text:span><text:span text:style-name="T2">?  Great!  </text:span><text:span text:style-name="Strong_20_Emphasis"><text:span text:style-name="T1">Continue on to the next video.</text:span></text:span></text:p>
        </text:list-item>
        <text:list-item>
          <text:p text:style-name="P4"><text:span text:style-name="T2">Did you run this command and </text:span><text:span text:style-name="Strong_20_Emphasis"><text:span text:style-name="T1">see an error message? </text:span></text:span><text:span text:style-name="T2">Here's what to do:</text:span></text:p>
          <text:list>
            <text:list-item>
              <text:p text:style-name="P3">Take a look at the error message. </text:p>
            </text:list-item>
            <text:list-item>
              <text:p text:style-name="P4"><text:span text:style-name="T2">Did it say </text:span><text:span text:style-name="Source_20_Text"><text:span text:style-name="T3">npm is not a recognized command</text:span></text:span><text:span text:style-name="T2"> or something similar? </text:span></text:p>
              <text:list>
                <text:list-item>
                  <text:p text:style-name="P3"><text:soft-page-break/>If so, make sure you installed Node, as mentioned in the last video.</text:p>
                </text:list-item>
                <text:list-item>
                  <text:p text:style-name="P3">If you already installed Node, be sure to completely restart your terminal then try running the command again</text:p>
                </text:list-item>
              </text:list>
            </text:list-item>
            <text:list-item>
              <text:p text:style-name="P4"><text:span text:style-name="T2">Did it say </text:span><text:span text:style-name="Source_20_Text"><text:span text:style-name="T3">EACCESS</text:span></text:span><text:span text:style-name="T2"> with a big long message as well?  If so, you likely have a permissions error on your machine.  Here's how to fix it:</text:span></text:p>
              <text:list>
                <text:list-item>
                  <text:p text:style-name="P4"><text:a xlink:type="simple" xlink:href="https://docs.npmjs.com/resolving-eacces-permissions-errors-when-installing-packages-globally" office:target-frame-name="_blank" xlink:show="new" text:style-name="Internet_20_link" text:visited-style-name="Visited_20_Internet_20_Link"><text:span text:style-name="T5">https://docs.npmjs.com/resolving-eacces-permissions-errors-when-installing-packages-globally</text:span></text:a></text:p>
                </text:list-item>
              </text:list>
            </text:list-item>
            <text:list-item>
              <text:p text:style-name="P3">If you still get an error during the install, then post on this lectures QA and I'll help you figure out what is going on.</text:p>
            </text:list-item>
          </text:list>
        </text:list-item>
      </text:list>
      <text:p text:style-name="Standard"/>
      <text:p text:style-name="P1">Environment Setup - Visual Studio Code</text:p>
      <text:p text:style-name="P2"><text:span text:style-name="T2">You are free to use any code editor you wish in this course, but </text:span><text:span text:style-name="Strong_20_Emphasis"><text:span text:style-name="T1">I highly recommend you try Visual Studio Code</text:span></text:span><text:span text:style-name="T2">.  It is by far the best editor for working with Angular.</text:span></text:p>
      <text:p text:style-name="P2"><text:span text:style-name="Strong_20_Emphasis"><text:span text:style-name="T1">You can download Visual Studio Code here: </text:span></text:span><text:a xlink:type="simple" xlink:href="https://code.visualstudio.com/" office:target-frame-name="_blank" xlink:show="new" text:style-name="Internet_20_link" text:visited-style-name="Visited_20_Internet_20_Link"><text:span text:style-name="Strong_20_Emphasis"><text:span text:style-name="T6">https://code.visualstudio.com/</text:span></text:span></text:a></text:p>
      <text:p text:style-name="P2"/>
      <text:p text:style-name="P2"><text:span text:style-name="Strong_20_Emphasis"><text:span text:style-name="T1">Note: In this course, you will see me start up my editor several times by running </text:span></text:span><text:span text:style-name="Source_20_Text"><text:span text:style-name="Strong_20_Emphasis"><text:span text:style-name="T4">code .</text:span></text:span></text:span><text:span text:style-name="Strong_20_Emphasis"><text:span text:style-name="T2"> </text:span></text:span><text:span text:style-name="Strong_20_Emphasis"><text:span text:style-name="T1">at my command line.  </text:span></text:span><text:span text:style-name="T2">You have to do some additional setup to get this working for you as well.  </text:span><text:span text:style-name="Emphasis"><text:span text:style-name="T2">This is 100% optional</text:span></text:span></text:p>
      <text:p text:style-name="P2"><text:span text:style-name="T2">To open up your editor directly from the command line, open up Visual Studio code, then find the 'View' menu at the top.  Click it, then click on 'Command Palette...'.  In the window that appears, search for </text:span><text:span text:style-name="Source_20_Text"><text:span text:style-name="T3">install code</text:span></text:span><text:span text:style-name="T2"> , then click on </text:span><text:span text:style-name="Source_20_Text"><text:span text:style-name="T3">Install 'code' command in PATH</text:span></text:span><text:span text:style-name="T2"> .  After that, </text:span><text:span text:style-name="Emphasis"><text:span text:style-name="T2">restart your terminal</text:span></text:span><text:span text:style-name="T2">. </text:span></text:p>
      <text:p text:style-name="P2"><text:soft-page-break/><text:span text:style-name="T2">After restarting your terminal, you should be able to open up a directory in your code editor by running the command </text:span><text:span text:style-name="Source_20_Text"><text:span text:style-name="T3">code .</text:span></text:span><text:span text:style-name="T2"> from your terminal.</text:span></text:p>
      <text:p text:style-name="P2"/>
      <text:p text:style-name="P2"><text:span text:style-name="Strong_20_Emphasis"><text:span text:style-name="T1">Note #2: You can optionally choose to install the VSCode Extension called Angular Language Service.</text:span></text:span></text:p>
      <text:p text:style-name="P2"><text:span text:style-name="T2">This addon teaches VSCode a little bit more about what is going on inside of our Angular code, which allows the editor to highlight certain errors in syntax.  </text:span><text:span text:style-name="Strong_20_Emphasis"><text:span text:style-name="T1">I recommend installing this addon!</text:span></text:span><text:span text:style-name="T2">  You can install it by opening VSCode, find the 'View' menu at the top, then select 'Extensions'.  In the panel that appears, search for 'Angular Language Service' and install it.  That's all you have to do, no configuration requir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segoe ui', Roboto,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2:38:07.426664229</meta:creation-date>
    <dc:date>2020-05-03T16:58:16.150037977</dc:date>
    <meta:editing-duration>PT4H9M6S</meta:editing-duration>
    <meta:editing-cycles>1</meta:editing-cycles>
    <meta:document-statistic meta:table-count="0" meta:image-count="0" meta:object-count="0" meta:page-count="3" meta:paragraph-count="26" meta:word-count="542" meta:character-count="3040" meta:non-whitespace-character-count="2516"/>
    <meta:generator>LibreOffice/6.0.7.3$Linux_X86_64 LibreOffice_project/00m0$Build-3</meta:generator>
  </office:meta>
</office:document-meta>
</file>